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Verdana" svg:font-family="Verdana, Geneva, Arial, Helvetica, sans-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Consolas" fo:font-size="10pt" style:font-name-asian="Consolas" style:font-size-asian="10pt" style:font-name-complex="Consolas" style:font-size-complex="10pt"/>
    </style:style>
    <style:style style:name="P2"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list-style-name="L2">
      <style:paragraph-properties fo:margin-left="0cm" fo:margin-right="0cm" fo:text-align="start" style:justify-single-word="false" fo:text-indent="0cm" style:auto-text-indent="false" style:text-autospace="none"/>
    </style:style>
    <style:style style:name="P4" style:family="paragraph" style:parent-style-name="Standard">
      <style:paragraph-properties fo:margin-left="0cm" fo:margin-right="0cm" fo:text-align="start" style:justify-single-word="false" fo:text-indent="0cm" style:auto-text-indent="false" style:text-autospace="none"/>
    </style:style>
    <style:style style:name="P5" style:family="paragraph" style:parent-style-name="Preformatted_20_Text">
      <style:text-properties fo:color="#000000" style:font-name="Consolas" fo:font-size="10pt" style:font-name-asian="Consolas" style:font-size-asian="10pt" style:font-name-complex="Consolas" style:font-size-complex="10pt"/>
    </style:style>
    <style:style style:name="P6" style:family="paragraph" style:parent-style-name="Text_20_body">
      <style:text-properties fo:font-variant="normal" fo:text-transform="none" fo:color="#000000" style:font-name="Verdana" fo:font-size="8.25pt" fo:letter-spacing="normal" fo:font-style="normal" fo:font-weight="normal"/>
    </style:style>
    <style:style style:name="P7" style:family="paragraph" style:parent-style-name="Text_20_body" style:list-style-name="L1">
      <style:text-properties fo:font-variant="normal" fo:text-transform="none" fo:color="#000000" style:font-name="Verdana" fo:font-size="8.25pt" fo:letter-spacing="normal" fo:font-style="normal" fo:font-weight="normal"/>
    </style:style>
    <style:style style:name="P8" style:family="paragraph" style:parent-style-name="Text_20_body" style:list-style-name="L1">
      <style:paragraph-properties fo:margin-top="0cm" fo:margin-bottom="0cm"/>
      <style:text-properties fo:font-variant="normal" fo:text-transform="none" fo:color="#000000" style:font-name="Verdana" fo:font-size="8.25pt" fo:letter-spacing="normal" fo:font-style="normal" fo:font-weight="normal"/>
    </style:style>
    <style:style style:name="P9" style:family="paragraph" style:parent-style-name="Text_20_body">
      <style:paragraph-properties fo:margin-left="0cm" fo:margin-right="0cm" fo:margin-top="0.265cm" fo:margin-bottom="0.265cm" fo:text-indent="0cm" style:auto-text-indent="false"/>
    </style:style>
    <style:style style:name="P10" style:family="paragraph" style:parent-style-name="Text_20_body">
      <style:paragraph-properties fo:margin-left="0cm" fo:margin-right="0cm" fo:margin-top="0.265cm" fo:margin-bottom="0.265cm" fo:text-indent="0cm" style:auto-text-indent="false"/>
      <style:text-properties fo:font-variant="normal" fo:text-transform="none" fo:color="#000000" style:font-name="Verdana" fo:font-size="8.25pt" fo:letter-spacing="normal" fo:font-style="normal" fo:font-weight="normal"/>
    </style:style>
    <style:style style:name="T1" style:family="text">
      <style:text-properties fo:color="#000000" style:font-name="Consolas" fo:font-size="10pt" style:font-name-asian="Consolas" style:font-size-asian="10pt" style:font-name-complex="Consolas" style:font-size-complex="10pt"/>
    </style:style>
    <style:style style:name="T2"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3" style:family="text">
      <style:text-properties fo:color="#000000" style:text-underline-style="solid" style:text-underline-width="auto" style:text-underline-color="font-color"/>
    </style:style>
    <style:style style:name="T4" style:family="text">
      <style:text-properties fo:font-variant="normal" fo:text-transform="none" fo:color="#000000" style:font-name="Verdana" fo:font-size="8.25pt" fo:letter-spacing="normal" fo:font-style="normal" fo:font-weight="normal"/>
    </style:style>
    <style:style style:name="T5" style:family="text">
      <style:text-properties fo:font-variant="normal" fo:text-transform="none" fo:color="#000080" style:text-line-through-style="none" style:font-name="Verdana" fo:font-size="8.25pt" fo:letter-spacing="normal" fo:font-style="normal" style:text-underline-style="none" fo:font-weight="normal" style:text-blinking="false"/>
    </style:style>
    <style:style style:name="T6" style:family="text">
      <style:text-properties style:font-name="Consolas" fo:font-size="10pt" style:font-name-asian="Consolas" style:font-size-asian="10pt" style:font-name-complex="Consolas" style:font-size-complex="10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ODO</text:p>
      <text:p text:style-name="Preformatted_20_Text"/>
      <text:p text:style-name="Preformatted_20_Text"/>
      <text:p text:style-name="Preformatted_20_Text">A) DSP</text:p>
      <text:p text:style-name="Preformatted_20_Text">1) make DummySink</text:p>
      <text:p text:style-name="Preformatted_20_Text">2) make ZeroCrossing work (all the stuff data writers need..)</text:p>
      <text:p text:style-name="Preformatted_20_Text">3) make FFT</text:p>
      <text:p text:style-name="Preformatted_20_Text">4)<text:span text:style-name="T6">1) make </text:span><text:span text:style-name="T2">statechange</text:span><text:span text:style-name="T6"> something in Globals: all mouse/motion </text:span><text:span text:style-name="T2">lsiternetrs</text:span><text:span text:style-name="T6"> etc should be correctly </text:span><text:span text:style-name="T2">st</text:span></text:p>
      <text:p text:style-name="P2">THIS IS ALREADY, but expand this.</text:p>
      <text:p text:style-name="P2">the states will not be configurable</text:p>
      <text:p text:style-name="P2"/>
      <text:p text:style-name="P2">2)DONE <text:s/>if a file is read and a to be <text:span text:style-name="T3">intitalize</text:span> component is initialized in the saved file, <text:span text:style-name="T3">indivate</text:span> this with the <text:span text:style-name="T3">rigth</text:span> color ! (and state)</text:p>
      <text:p text:style-name="P2"/>
      <text:list xml:id="list6560584822037053527" text:style-name="L2">
        <text:list-item>
          <text:p text:style-name="P3"><text:span text:style-name="T6">check all state changes EDIT-&gt; RUN -&gt;STO (=EDIT) ; EDIT + . select -&gt; edit etc </text:span><text:span text:style-name="T2">pp</text:span><text:span text:style-name="T6">.</text:span></text:p>
        </text:list-item>
      </text:list>
      <text:p text:style-name="P4"><text:span text:style-name="T6"/></text:p>
      <text:p text:style-name="P4"><text:span text:style-name="T6">4) if loading a project with an output file and the putput file exists: ask to overwrite (or new name) {DUUMY IMPL now: delete...}</text:span></text:p>
      <text:p text:style-name="Preformatted_20_Text"/>
      <text:p text:style-name="Preformatted_20_Text">B) OTHER</text:p>
      <text:p text:style-name="Preformatted_20_Text">make SVN server</text:p>
      <text:p text:style-name="Preformatted_20_Text">make jira (or bugzilla)</text:p>
      <text:p text:style-name="Preformatted_20_Text">make jenkins..</text:p>
      <text:p text:style-name="Preformatted_20_Text"/>
      <text:p text:style-name="Preformatted_20_Text"/>
      <text:p text:style-name="Preformatted_20_Text"/>
      <text:p text:style-name="Preformatted_20_Text"/>
      <text:p text:style-name="Preformatted_20_Text">Normal flow:</text:p>
      <text:p text:style-name="Preformatted_20_Text"/>
      <text:p text:style-name="Preformatted_20_Text">Sink pulls from Processor ( pulls from <text:s/>Processor * ) <text:s/>pulls from Source</text:p>
      <text:p text:style-name="Preformatted_20_Text"/>
      <text:p text:style-name="Preformatted_20_Text">The data will be an array of shorts (short[]).</text:p>
      <text:p text:style-name="Preformatted_20_Text"/>
      <text:p text:style-name="Preformatted_20_Text">A Sink of Processor kan have several Components to pull from (e.g. a mixer). This will have several connections to 'previous' components. A connection kan be Stereo or Mono (i.e. Stereo is NOT 2 connections, but one “stereo” connection.)</text:p>
      <text:p text:style-name="Preformatted_20_Text"/>
      <text:p text:style-name="Preformatted_20_Text">Those components cannot have more that one 'next' component, because they cannot know who is calling the getSamples()</text:p>
      <text:p text:style-name="Preformatted_20_Text"/>
      <text:p text:style-name="Preformatted_20_Text">The “actor” i.e. the entry point of a thread of action is always a Sink.</text:p>
      <text:p text:style-name="Preformatted_20_Text"/>
      <text:p text:style-name="Preformatted_20_Text">There is a dummy Sink (DummySink) only implementing a concrete <text:span text:style-name="T1">AbstractAudioSink. This component does not do anything except pulling data from it's previous.</text:span></text:p>
      <text:p text:style-name="P1"/>
      <text:p text:style-name="P1">There are special components, called Analysers which are Processors with an own output. Eg FFT will pull (wave) data from it's previous and write FFT data to an output file. Analyzers are NOT Sinks, so they need another component to pull data from them (DummySink will do..). In An Analyzer a push to the output happens. Analysers can be in a row. An Analyser may push data to several Components ( DataWriters)</text:p>
      <text:p text:style-name="P1"/>
      <text:p text:style-name="P1">Analysers write to (push) DataFiles.</text:p>
      <text:p text:style-name="P1"/>
      <text:p text:style-name="P1"/>
      <text:p text:style-name="P1">Connectors</text:p>
      <text:p text:style-name="P1"/>
      <text:p text:style-name="P1">pulling connect to emmitting</text:p>
      <text:p text:style-name="P1">pushing connect to receiveing</text:p>
      <text:p text:style-name="P1"/>
      <text:p text:style-name="P1"/>
      <text:p text:style-name="P1"><text:soft-page-break/></text:p>
      <text:h text:style-name="Heading_20_1" text:outline-level="1">How To</text:h>
      <text:p text:style-name="P1"/>
      <text:h text:style-name="Heading_20_2" text:outline-level="2">Transparant parts in GIMP</text:h>
      <text:p text:style-name="P6">Open your image.</text:p>
      <text:list xml:id="list575552571603993238" text:style-name="L1">
        <text:list-item>
          <text:p text:style-name="P8">Select the area you want to make transparent.</text:p>
          <text:list>
            <text:list-item>
              <text:p text:style-name="P8">Select the appropriate selection tool from the Tool window or the Tools - Selection Tools menu on the Layer window.  I usually use the magic wand/fuzzy select (Select contiguous region) tool or the Select regions by color tool.</text:p>
            </text:list-item>
            <text:list-item>
              <text:p text:style-name="P8">Click in the region you want selected.  Use shift-click to add more regions/colors.<text:line-break/>Tip: It's easier if you zoom in (View - Zoom menu) to see finer details of exactly what you're selecting.</text:p>
            </text:list-item>
          </text:list>
        </text:list-item>
        <text:list-item>
          <text:p text:style-name="P8">In the Layer window (the one showing your image), select Layer - Transparency - Add Alpha Channel.  If this is blanked out then it's already done.  This makes sure your image can store transparency data.</text:p>
        </text:list-item>
        <text:list-item>
          <text:p text:style-name="P8">Select Edit – Clear (i.e. delete).  This makes the selection transparent.</text:p>
        </text:list-item>
        <text:list-item>
          <text:p text:style-name="P7">Save the file.   (If you want .png (or any non-gimp format): export<text:line-break/>Note: If you save it as a PNG file, be sure to select the 'Save colour values from transparent pixels' option in the Save as PNG dialog box.</text:p>
        </text:list-item>
      </text:list>
      <text:p text:style-name="P10">And that's it.</text:p>
      <text:p text:style-name="P9"><text:span text:style-name="Strong_20_Emphasis"><text:span text:style-name="T4">NOTE</text:span></text:span><text:span text:style-name="T4">: IE does not support showing PNG transparencies (alpha channels) natively.  There are a few work arounds for this (theres loads to be found on google) - here's MS's </text:span><text:a xlink:type="simple" xlink:href="http://support.microsoft.com/default.aspx?scid=kb;en-us;294714"><text:span text:style-name="T5">solution</text:span></text:a><text:span text:style-name="T4">.  However, personally, I find the simplest approach is to save the image as a GIF (which all major browers support transparencies for).</text:span></text:p>
      <text:p text:style-name="P10">When saving your image as a GIF from within Gimp, it will prompt you to export it - you can select either Indexed or Greyscale - however, on the next screen (Save as GIF) be sure to check the 'Interlace' option.</text:p>
      <text:p text:style-name="P9"><text:span text:style-name="T4">(from </text:span><text:a xlink:type="simple" xlink:href="http://geekswithblogs.net/TimH/archive/2006/03/20/72797.aspx">http://geekswithblogs.net/TimH/archive/2006/03/20/72797.aspx</text:a> )</text:p>
      <text:p text:style-name="Text_20_body"/>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Verdana" svg:font-family="Verdana, Geneva, Arial, Helvetica, sans-serif"/>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6T21:23:00.29</dc:date>
    <meta:generator>OpenOffice.org/3.4.1$Win32 OpenOffice.org_project/341m1$Build-9593</meta:generator>
    <meta:editing-duration>P4DT26M29S</meta:editing-duration>
    <meta:editing-cycles>4</meta:editing-cycles>
    <meta:document-statistic meta:table-count="0" meta:image-count="0" meta:object-count="0" meta:page-count="2" meta:paragraph-count="40" meta:word-count="609" meta:character-count="3518"/>
  </office:meta>
</office:document-meta>
</file>